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text-align="justify" style:justify-single-word="false" fo:text-indent="0in" style:auto-text-indent="false" style:writing-mode="rl-tb"/>
      <style:text-properties fo:font-size="13pt" style:font-size-asian="13pt" style:font-name-complex="XB Zar" style:font-size-complex="13pt"/>
    </style:style>
    <style:style style:name="P2" style:family="paragraph" style:parent-style-name="Standard">
      <style:paragraph-properties fo:margin-left="0in" fo:margin-right="0in" fo:text-align="justify" style:justify-single-word="false" fo:text-indent="0in" style:auto-text-indent="false" style:writing-mode="rl-tb"/>
      <style:text-properties fo:font-size="13pt" fo:font-weight="bold" style:font-size-asian="13pt" style:font-weight-asian="bold" style:font-name-complex="XB Zar" style:font-size-complex="13pt" style:font-weight-complex="bold"/>
    </style:style>
    <style:style style:name="P3" style:family="paragraph" style:parent-style-name="Standard">
      <style:paragraph-properties fo:margin-left="0in" fo:margin-right="0in" fo:text-align="justify" style:justify-single-word="false" fo:text-indent="0in" style:auto-text-indent="false" style:writing-mode="rl-tb"/>
      <style:text-properties fo:font-size="13pt" fo:font-weight="normal" style:font-size-asian="13pt" style:font-weight-asian="normal" style:font-name-complex="XB Zar" style:font-size-complex="13pt" style:font-weight-complex="normal"/>
    </style:style>
    <style:style style:name="T1" style:family="text">
      <style:text-properties fo:font-weight="normal" style:font-weight-asian="normal" style:font-weight-complex="normal"/>
    </style:style>
    <style:style style:name="T2" style:family="text">
      <style:text-properties fo:font-weight="normal" fo:background-color="#ffff00" style:font-weight-asian="normal" style:font-weight-complex="normal"/>
    </style:style>
    <style:style style:name="T3" style:family="text">
      <style:text-properties fo:background-color="#ffff00"/>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ساده‌ترین روش برای بهره‌گیری از امکانات سیستم‌عامل‌های گنو/لینوکس به‌خصوص دبیان استفاده از محیط گرافیکی است. محیط گرافیکی پیش‌فرض دبیان، میزکار گنوم<text:note text:id="ftn0" text:note-class="footnote"><text:note-citation>1</text:note-citation><text:note-body><text:p text:style-name="Footnote">GNOME Desktop Environment</text:p></text:note-body></text:note> است که تقریباً شبیه به محیط گرافیکی سیستم‌عامل مایکروسافت ویندوز است. میزکار گنوم از بخش‌های مختلفی تشکیل شده است که در ادامه با این بخش‌ها و سازوکار آن‌ها آشنا خواهیم شد.</text:p>
      <text:p text:style-name="P1"/>
      <text:p text:style-name="P2">ورود<text:span text:style-name="T1"><text:note text:id="ftn1" text:note-class="footnote"><text:note-citation>2</text:note-citation><text:note-body><text:p text:style-name="Footnote">Log in</text:p></text:note-body></text:note></text:span> به سیستم و خروج<text:span text:style-name="T1"><text:note text:id="ftn2" text:note-class="footnote"><text:note-citation>3</text:note-citation><text:note-body><text:p text:style-name="Footnote">Log out</text:p></text:note-body></text:note></text:span> از آن</text:p>
      <text:p text:style-name="P3">مرحله‌ی اول برای استفاده از امکانات فراهم شده در محیط گرافیکی، ورود به سیستم است. پیش‌فرض میزکار گنوم، نرم‌افزار مدیریت ورود به سیستم <text:note text:id="ftn3" text:note-class="footnote"><text:note-citation>4</text:note-citation><text:note-body><text:p text:style-name="Footnote">GNOME Desktop Manager</text:p></text:note-body></text:note>GDM است. پس از بوت شدن کامل سیستم، اولین محیط گرافیکی که مشاهده می‌کنید، GDM است. GDM شامل محیطی برای نمایش نام سیستم<text:note text:id="ftn4" text:note-class="footnote"><text:note-citation>5</text:note-citation><text:note-body><text:p text:style-name="Footnote">Hostname</text:p></text:note-body></text:note> و کاربران موجود در سیستم است. همچنین منویی در پایین صفحه وجود دارد که اگر روی نام کاربری در صفحه کلیک کنید می‌توانید مکان، صفحه‌کلید و محیط گرافیکی پیش‌فرض را به محیط گرافیکی دلخواه خود مانند KDE<text:note text:id="ftn5" text:note-class="footnote"><text:note-citation>6</text:note-citation><text:note-body><text:p text:style-name="Footnote">K Desktop Environment</text:p></text:note-body></text:note> تغییر دهید. در هر صورت سه گزینه در گوشه‌ی سمت راست منوی پایین همیشه وجود دارند: گزینه‌های مربوط به افراد ناتوان یا کم‌توان<text:note text:id="ftn6" text:note-class="footnote"><text:note-citation>7</text:note-citation><text:note-body><text:p text:style-name="Footnote">Universal Access Preferences (Accessibility Preferences)</text:p></text:note-body></text:note>، روز و ساعت تنظیم شده در سیستم (اگر با ماوس روی آن بروید تاریخ را به میلادی نمایش می‌دهد) و دکمه‌ی گزینه‌های خاموش کردن سیستم<text:note text:id="ftn7" text:note-class="footnote"><text:note-citation>8</text:note-citation><text:note-body><text:p text:style-name="Footnote">Shutdown Options</text:p></text:note-body></text:note>. <text:span text:style-name="T3">(تصویر صفحه‌ی ورود به سیستم - ۱)</text:span></text:p>
      <text:p text:style-name="P3">برای ورود به سیستم کارهای زیر را انجام دهید:</text:p>
      <text:p text:style-name="P3">۱- بر روی نام کاربر دلخواه کلیک کنید. کادر ورور رمز عبور نمایش داده می‌شود.</text:p>
      <text:p text:style-name="P3">۲- رمز خود را در کادر وارد کنید.</text:p>
      <text:p text:style-name="P3">۳- Enter کنید یا بر روی دکمه‌ی Log in کلیک کنید.</text:p>
      <text:p text:style-name="P3">۴- اگر رمز وارد شده درست باشد، وارد سیستم می‌شوید.</text:p>
      <text:p text:style-name="P3"/>
      <text:p text:style-name="P3">برای خروج از سیستم کارهای زیر را انجام دهید:</text:p>
      <text:p text:style-name="P3">۱- تمام نرم‌افزارهای در حال اجرا را ببندید و فایل‌های در حال ویرایش را ذخیره کنید.</text:p>
      <text:p text:style-name="P3">۲- بر روی گزینه‌ی System در پنل بالا، سمت چپ کلیک کنید.</text:p>
      <text:p text:style-name="P3">۳- سپس گزینه‌ی … Log out را انتخاب کنید.</text:p>
      <text:p text:style-name="P3">۴- کاربر جاری از سیستم خارج می‌شود و صفحه‌ی ورود به سیستم دوباره نمایش داده می‌شود.</text:p>
      <text:p text:style-name="P3"/>
      <text:p text:style-name="P2">ساختار میزکار گنوم و عناصر آن</text:p>
      <text:p text:style-name="P3">میزکار گنوم از سه بخش کلی تشکیل شده است: دسکتاپ (محیط اصلی میزکار گنوم)، پنل<text:note text:id="ftn8" text:note-class="footnote"><text:note-citation>9</text:note-citation><text:note-body><text:p text:style-name="Footnote">Panel</text:p></text:note-body></text:note> بالا و پنل پایین.</text:p>
      <text:p text:style-name="P3"><text:span text:style-name="T4">دسکتاپ (محیط اصلی میزکار گنوم)</text:span>: دسکتاپ شامل آیکون‌هایی برای دسترسی به پارتیشن‌ها، دیسک‌های و پوشه‌های به اشتراک گذاشته شده در سیستم است. پوشه‌ی Home، پوشه‌ی اصلی مختص هر کاربر است تا کاربر فایل‌های خود را در آن ذخیره کند Trash یا سطل زباله است که فایل‌ها و پوشه‌های پاک‌شده (دور ریخته‌شده) در سیستم در آن نگهداری می‌شود. با دوبار کلیک بر روی هر کدام از این آیکون‌ها می‌توانید <text:soft-page-break/>محتویات آنرا مشاهده کنید. <text:span text:style-name="T3">(تصویر میزکار گنوم - ۲)</text:span></text:p>
      <text:p text:style-name="P3"/>
      <text:p text:style-name="P2">پنل بالا<text:span text:style-name="T1">:</text:span> <text:span text:style-name="T1">به نوارهای رنگی در بالا و پایین صفحه که گزینه‌های مختلفی بر روی آن‌ها وجود دارد، پنل گفته می‌شود. پنل بالا شامل منوهای اصلی، اجراکننده‌ها</text:span><text:span text:style-name="T1"><text:note text:id="ftn15" text:note-class="footnote"><text:note-citation>10</text:note-citation><text:note-body><text:p text:style-name="Footnote">Launcher</text:p></text:note-body></text:note></text:span><text:span text:style-name="T1"> و اپلت‌های</text:span><text:span text:style-name="T1"><text:note text:id="ftn16" text:note-class="footnote"><text:note-citation>11</text:note-citation><text:note-body><text:p text:style-name="Footnote">Applet</text:p></text:note-body></text:note></text:span><text:span text:style-name="T1"> مختلف برای نمایش زمان، تاریخ و … است.</text:span></text:p>
      <text:p text:style-name="P2">منوهای اصلی<text:span text:style-name="T1">:</text:span></text:p>
      <text:p text:style-name="P3">۱- منویApplications: تمام نرم‌افزارهای نصب شده در سیستم در دسته‌بندی‌های زیرمجموعه‌ی این منو قرار می‌گیرد. دسته‌بندی‌های مانند بازی‌ها، نرم‌افزارهای گرافیک، نرم‌افزارهای چندرسانه‌ای (صدا و تصویر) ، نرم‌افزارهای Office و … است. با کلیک بر روی این منو، دسته‌بندی‌ها نمایش داده می‌شود و با مکث بر روی هر دسته، نرم‌افزارهای زیرمجموعه‌ی آن دسته نمایش داده می‌شود.</text:p>
      <text:p text:style-name="P3">۲- منوی Places: دسترسی به نشانه‌ها<text:note text:id="ftn9" text:note-class="footnote"><text:note-citation>12</text:note-citation><text:note-body><text:p text:style-name="Footnote">Bookmark</text:p></text:note-body></text:note>، پارتیشن‌ها و کامپیوترها و پوشه‌های به اشتراک گذاشته‌شده در شبکه را نمایش می‌دهد. همچنین شامل گزینه‌هایی برای جستجو برای فایل‌ها و پوشه‌ها در سیستم و اتصال به سرورهای شبکه مانند FTP و SSH است.</text:p>
      <text:p text:style-name="P3">۳- منوی System: در این منو تنظیمات سیستم<text:note text:id="ftn10" text:note-class="footnote"><text:note-citation>13</text:note-citation><text:note-body><text:p text:style-name="Footnote">Preferences</text:p></text:note-body></text:note>، نرم‌افزارهای مدیریت سیستم<text:note text:id="ftn11" text:note-class="footnote"><text:note-citation>14</text:note-citation><text:note-body><text:p text:style-name="Footnote">Administration</text:p></text:note-body></text:note>، راهنمای استفاده<text:note text:id="ftn12" text:note-class="footnote"><text:note-citation>15</text:note-citation><text:note-body><text:p text:style-name="Footnote">Help</text:p></text:note-body></text:note>، درباره‌ی گنوم<text:note text:id="ftn13" text:note-class="footnote"><text:note-citation>16</text:note-citation><text:note-body><text:p text:style-name="Footnote">About GNOME</text:p></text:note-body></text:note>، قفل صفحه<text:note text:id="ftn14" text:note-class="footnote"><text:note-citation>17</text:note-citation><text:note-body><text:p text:style-name="Footnote">Lock Screen</text:p></text:note-body></text:note>، خروج از سیستم و گزینه‌های خاموش کردن وجود دارد. با استفاده از گزینه‌های زیرمجموعه‌ی منوی تنظیمات سیستم می‌توانید تنظمیاتی از قبیل ماوس، صفحه‌کلید، اندازه‌ی صفحه، تصویر پس‌زمینه و … را تغییر دهید. نرم‌افزارهای مدیریت سیستم شامل گزینه‌های تنظیم صفحه‌ی ورود به سیستم، شبکه، چاپگر، نرم‌افزارهای نصب‌شده در سیستم، زمان و تاریخ، به‌روزرسانی و مدیریت گروه‌ها و کاربرها است. با استفاده از گزینه‌ی قفل صفحه می‌توانید دسکتاپ را قفل کنید به‌طوریکه فقط با ورود رمز عبور می‌توانید دوباره وارد سیستم شوید. استفاده از این گزینه برای امنیت بالاست تا کسی نتواند هنگامی که با کاربر خود وارد سیستم شده‌اید و پشت سیستم نیستید، به اطلاعات شما دسترسی پیدا کند.</text:p>
      <text:p text:style-name="P3"/>
      <text:p text:style-name="P2">اجراکننده‌ها (آیکون‌های میانبر نرم‌افزارها)<text:span text:style-name="T1">:</text:span></text:p>
      <text:p text:style-name="P3">پس از منوها، اجراکننده‌ها وجود دارند که توسط آن‌ها می‌توانید به نرم‌افزارها سریع دسترسی پیدا کنید و آن‌ها را با یک کلیک اجرا کنید. اجراکننده‌های پیش‌فرض در پنل بالا، مرورگر وب Epiphany و نامه‌خوان الکترونیک Evolution است. شما می‌توانید اجراکننده‌های خود را به این پنل اضافه کنید.</text:p>
      <text:p text:style-name="P3"/>
      <text:p text:style-name="P2">اپلت‌ها<text:span text:style-name="T1">:</text:span></text:p>
      <text:p text:style-name="P3">در سمت راست پنل بالا، آیکون‌هایی وجود دارد که به آن‌ها اپلت می‌گویند. وظیفه‌ی اپلت‌ها نمایش وضعیت حال حاضر سیستم، مانند زمان و تاریخ، تقویم، وضعیت و تنظیمات شبکه، گزینه‌ی تغییر زبان و … است. برای مثال با کلیک بر روی زمان، تقویم نمایش داده می‌شود. همچنین می‌توانید با راست‌کلیک بر روی هر آیکون، تنظیمات آنرا تغییر دهید.</text:p>
      <text:p text:style-name="P1"><text:soft-page-break/><text:span text:style-name="T4">پنل پایین</text:span><text:span text:style-name="T1">: نمایش دسکتاپ</text:span>، نوار برنامه‌ها<text:note text:id="ftn17" text:note-class="footnote"><text:note-citation>18</text:note-citation><text:note-body><text:p text:style-name="Footnote">Task Bar</text:p></text:note-body></text:note> و فضا‌های کاری<text:note text:id="ftn18" text:note-class="footnote"><text:note-citation>19</text:note-citation><text:note-body><text:p text:style-name="Footnote">Workspaces</text:p></text:note-body></text:note> <text:span text:style-name="T1">گزینه‌های مختلف پنل پایین هستند.</text:span></text:p>
      <text:p text:style-name="P1"><text:span text:style-name="T1"/></text:p>
      <text:p text:style-name="P1"><text:span text:style-name="T4">نمایش دسکتاپ</text:span><text:span text:style-name="T1">: با کلیک بر روی این آیکون، تمام پنجره‌ها مخفی می‌شود و دسکتاپ نمایش داده می‌شود و با کلیک مجدد، عکس این عمل اتفاق می‌افتد.</text:span></text:p>
      <text:p text:style-name="P1"><text:span text:style-name="T1"/></text:p>
      <text:p text:style-name="P2">نوار برنامه‌ها<text:span text:style-name="T1">: برنامه‌های در حال اجرا در این قسمت نمایش داده می‌شوند.</text:span></text:p>
      <text:p text:style-name="P2"><text:span text:style-name="T1"/></text:p>
      <text:p text:style-name="P2">فضا‌های کاری<text:span text:style-name="T1">: دسکتاپ لینوکس به فضاهای کاری مختلف تقسیم می‌شود که پیش‌فرض آن چهار فضای کاری است و تا ۳۶ فضای کاری قابل افزایش است. هر فضای کاری را می‌توانید دسکتاپی جدید فرض کنید که در هر کدام برنامه‌های مختلفی در حال اجرا است. در یک فضا در حال وبگردی و چک‌کردن ایمیل‌های خود هستید، در فضای دیگر در حال کار با یک نرم‌افزار گرافیک هستید و … . با کلیک بر روی هر پنجره‌ی کوچک در سمت راست پنل پایین، می‌توانید به هر فضای کاری دسترسی پیدا کنید.</text:span></text:p>
      <text:p text:style-name="P2"><text:span text:style-name="T1"/></text:p>
      <text:p text:style-name="P2"><text:span text:style-name="T1"/></text:p>
      <text:p text:style-name="P2">مدیر فایل ناتیلوس<text:span text:style-name="T1"><text:note text:id="ftn19" text:note-class="footnote"><text:note-citation>20</text:note-citation><text:note-body><text:p text:style-name="Footnote">Nautilus</text:p></text:note-body></text:note></text:span></text:p>
      <text:p text:style-name="P2"><text:span text:style-name="T1">برای دسترسی به فایل‌ها و پوشه‌های موجود در سیستم، مدیریت آن‌ها و جستجو در بین آنها نرم‌افزاری به نام ناتیلوس وجود دارد که جزئی از پروژه‌ی گنوم است. برای مشاهده‌ی نرم‌افزار ناتیلوس و استفاده از آن کافی است که بر روی یکی از آیکون‌های روی دسکتاپ کلیک کنید. پنجره‌ای باز شده، همان نرم‌افزا ناتیلوس است که به کمک آن می‌توانید فایل‌ها و پوشه‌های خود را بیابید. </text:span><text:span text:style-name="T2">(تصویر نرم‌افزار ناتیلوس - ۳)</text:span></text:p>
      <text:p text:style-name="P2"><text:span text:style-name="T1"/></text:p>
      <text:p text:style-name="P2">سفارشی کردن میزکار گنوم</text:p>
      <text:p text:style-name="P3">در اینجا به دو نمونه از شیوه‌های مختلف سفارشی کردن میزکار گنوم اشاره می‌کنیم: تغییر تصویر پس‌زمینه و اضافه کردن زبان فارسی به صفحه‌کلید.</text:p>
      <text:p text:style-name="P3">برای تغییر تصویر پس‌زمینه مراحل زیر را دنبال کنید:</text:p>
      <text:p text:style-name="P3">۱- بر روی فضای خالی دسکتاپ راست‌کلیک کنید و گزینه‌ی Change Desktop Background (تغییر تصویر پس‌زمینه‌ی دسکتاپ) را انتخاب کنید.</text:p>
      <text:p text:style-name="P3">۲- عکس دلخواه خود را انتخاب کنید.</text:p>
      <text:p text:style-name="P3">۳- برای خروج بر روی دکمه‌ی Close کلیک کنید یا بر روی دکمه‌ی ضربدر از سمت چپ در نوار عنوان پنجره کلیک کنید.</text:p>
      <text:p text:style-name="P3"/>
      <text:p text:style-name="P3">برای اضافه کردن زبان فارسی به صفحه‌کلید مراحل زیر را دنبال کنید:</text:p>
      <text:p text:style-name="P3">۱- بر روی منوی System کلیک کنید و از زیرمنوی Preferences گزینه‌ی Keyboard را انتخاب کنید.</text:p>
      <text:p text:style-name="P3">۲- به برگه‌ی Layouts بروید.</text:p>
      <text:p text:style-name="P3">۳- بر روی دکمه‌ی Add (اضافه کردن) کلیک کنید.</text:p>
      <text:p text:style-name="P3">۴- از قسمت Country (کشور)، Iran, Islamic Republic of را انتخاب کنید.</text:p>
      <text:p text:style-name="P3">۵- بر روی دکمه‌ی Add کلیک کنید.</text:p>
      <text:p text:style-name="P3"><text:soft-page-break/>۶- بر روی دکمه‌ی Options کلیک کنید.</text:p>
      <text:p text:style-name="P3">۷- بر روی گزینه‌ی Key(s) to change layout کلیک کنید و کلیدهای دلخواه خود برای تغییر زبان را انتخاب کنید (برای مثال: Alt+Shift).</text:p>
      <text:p text:style-name="P3">۸- با کلیک بر روی دکمه‌های Close تمام پنجره‌ها را ببندید.</text:p>
      <text:p text:style-name="P3">۹- حال می‌بینید که در قسمت اپلت‌ها، گزینه‌ی USA آمده است که همان صفحه‌کلید انگلیسی است. با بکار گیری کلیدهایی که برای تغییر زبان انتخاب کرده‌اید (برای مثال: Alt+Shift)، گزینه‌ی Irn که همان صفحه‌کلید فارسی است، انتخاب می‌شود و شما می‌توانید در نرم‌افزارهای مختلف فارسی تایپ کنی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7-13T15:58:12</dc:date>
    <dc:creator>Mostafa Moradian</dc:creator>
    <meta:editing-duration>PT7H27M23S</meta:editing-duration>
    <meta:editing-cycles>303</meta:editing-cycles>
    <meta:generator>LibreOffice/3.3$Linux LibreOffice_project/330m19$Build-202</meta:generator>
    <meta:document-statistic meta:table-count="0" meta:image-count="0" meta:object-count="0" meta:page-count="4" meta:paragraph-count="67" meta:word-count="1432" meta:character-count="7076"/>
  </office:meta>
</office:document-meta>
</file>